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es" fo:country="ES" fo:font-weight="bold" officeooo:rsid="0008181c" officeooo:paragraph-rsid="0008181c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111111" style:font-name="DejaVu Sans" fo:font-size="12pt" fo:language="es" fo:country="ES" fo:font-weight="normal" officeooo:rsid="000e4407" officeooo:paragraph-rsid="000e4407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paragraph-properties style:line-height-at-least="0.198in"/>
      <style:text-properties fo:color="#111111" style:font-name="DejaVu Sans" fo:font-size="12pt" fo:font-weight="normal" fo:background-color="transparen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1c1c1c" style:font-name="DejaVu Sans" fo:font-size="12pt" fo:language="es" fo:country="ES" fo:font-style="normal" fo:font-weight="normal" officeooo:rsid="000e4407" officeooo:paragraph-rsid="000e440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style:line-height-at-least="0.198in"/>
      <style:text-properties fo:color="#1c1c1c" style:font-name="DejaVu Sans" fo:font-size="12pt" fo:font-weight="normal" fo:background-color="transparent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3pt" fo:language="es" fo:country="ES" fo:font-style="italic" fo:font-weight="normal" officeooo:rsid="000c7d0e" officeooo:paragraph-rsid="000c7d0e" style:font-size-asian="13pt" style:font-style-asian="italic" style:font-weight-asian="normal" style:font-size-complex="13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13pt" fo:language="es" fo:country="ES" fo:font-style="italic" fo:font-weight="normal" officeooo:rsid="000e4407" officeooo:paragraph-rsid="000e4407" style:font-size-asian="13pt" style:font-style-asian="italic" style:font-weight-asian="normal" style:font-size-complex="13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12pt" fo:language="es" fo:country="ES" fo:font-weight="normal" officeooo:rsid="0008dfaf" officeooo:paragraph-rsid="0008dfa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2pt" fo:language="es" fo:country="ES" fo:font-weight="normal" officeooo:rsid="0008181c" officeooo:paragraph-rsid="0008dfa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12pt" fo:language="es" fo:country="ES" fo:font-weight="normal" officeooo:rsid="00098625" officeooo:paragraph-rsid="0012832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12pt" fo:language="es" fo:country="ES" fo:font-weight="normal" officeooo:rsid="000c7d0e" officeooo:paragraph-rsid="000c7d0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12pt" fo:language="es" fo:country="ES" fo:font-weight="normal" officeooo:rsid="000e4407" officeooo:paragraph-rsid="000e440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" fo:font-size="12pt" fo:language="es" fo:country="ES" fo:font-weight="normal" officeooo:rsid="000e4407" officeooo:paragraph-rsid="0020ece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ejaVu Sans" fo:font-size="12pt" fo:language="es" fo:country="ES" fo:font-weight="normal" officeooo:rsid="000b834e" officeooo:paragraph-rsid="000b834e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" fo:font-size="12pt" fo:language="es" fo:country="ES" fo:font-weight="normal" officeooo:rsid="000b834e" officeooo:paragraph-rsid="000c7d0e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" fo:font-size="12pt" fo:language="es" fo:country="ES" style:text-underline-style="solid" style:text-underline-width="auto" style:text-underline-color="font-color" fo:font-weight="normal" officeooo:rsid="0012832a" officeooo:paragraph-rsid="0012832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ejaVu Sans" fo:font-size="12pt" fo:language="es" fo:country="ES" fo:font-style="italic" fo:font-weight="normal" officeooo:rsid="000e4407" officeooo:paragraph-rsid="000e4407" style:font-size-asian="12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DejaVu Sans" fo:font-size="12pt" fo:font-weight="normal" officeooo:paragraph-rsid="0019971d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DejaVu Sans" fo:font-size="12pt" fo:font-weight="normal" officeooo:paragraph-rsid="000c7d0e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DejaVu Sans" fo:font-size="12pt" fo:font-weight="normal" officeooo:paragraph-rsid="000e4407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DejaVu Sans" fo:font-size="12pt" fo:font-style="italic" fo:font-weight="normal" officeooo:rsid="0020ece5" officeooo:paragraph-rsid="0020ece5" style:font-size-asian="12pt" style:font-style-asian="italic" style:font-size-complex="12pt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DejaVu Sans" fo:font-size="14pt" fo:language="es" fo:country="ES" fo:font-style="italic" fo:font-weight="normal" officeooo:rsid="0008181c" officeooo:paragraph-rsid="0008dfaf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officeooo:rsid="0008dfaf"/>
    </style:style>
    <style:style style:name="T2" style:family="text">
      <style:text-properties officeooo:rsid="000b834e"/>
    </style:style>
    <style:style style:name="T3" style:family="text">
      <style:text-properties officeooo:rsid="000e036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8dfaf" style:font-weight-asian="bold" style:font-weight-complex="bold"/>
    </style:style>
    <style:style style:name="T6" style:family="text">
      <style:text-properties fo:font-weight="bold" officeooo:rsid="000ff486" style:font-weight-asian="bold" style:font-weight-complex="bold"/>
    </style:style>
    <style:style style:name="T7" style:family="text">
      <style:text-properties fo:font-weight="bold" officeooo:rsid="0016d990" style:font-weight-asian="bold" style:font-weight-complex="bold"/>
    </style:style>
    <style:style style:name="T8" style:family="text">
      <style:text-properties fo:font-weight="bold" officeooo:rsid="001ac670" style:font-weight-asian="bold" style:font-weight-complex="bold"/>
    </style:style>
    <style:style style:name="T9" style:family="text">
      <style:text-properties fo:font-weight="bold" officeooo:rsid="001dff89" style:font-weight-asian="bold" style:font-weight-complex="bold"/>
    </style:style>
    <style:style style:name="T10" style:family="text">
      <style:text-properties fo:font-weight="bold" officeooo:rsid="00201a14" style:font-weight-asian="bold" style:font-weight-complex="bold"/>
    </style:style>
    <style:style style:name="T11" style:family="text">
      <style:text-properties fo:font-weight="bold" officeooo:rsid="0020fd02" style:font-weight-asian="bold" style:font-weight-complex="bold"/>
    </style:style>
    <style:style style:name="T12" style:family="text">
      <style:text-properties fo:language="es" fo:country="ES" fo:font-style="italic" officeooo:rsid="000c7d0e" style:font-size-asian="13pt" style:font-style-asian="italic" style:font-weight-asian="normal" style:font-size-complex="13pt" style:font-style-complex="italic" style:font-weight-complex="normal"/>
    </style:style>
    <style:style style:name="T13" style:family="text">
      <style:text-properties fo:language="es" fo:country="ES" fo:font-style="italic" officeooo:rsid="001865e9" style:font-size-asian="13pt" style:font-style-asian="italic" style:font-weight-asian="normal" style:font-size-complex="13pt" style:font-style-complex="italic" style:font-weight-complex="normal"/>
    </style:style>
    <style:style style:name="T14" style:family="text">
      <style:text-properties fo:language="es" fo:country="ES" fo:font-style="italic" officeooo:rsid="000c7d0e" style:font-style-asian="italic" style:font-weight-asian="normal" style:font-style-complex="italic" style:font-weight-complex="normal"/>
    </style:style>
    <style:style style:name="T15" style:family="text">
      <style:text-properties fo:language="es" fo:country="ES" fo:font-style="italic" officeooo:rsid="001865e9" style:font-style-asian="italic" style:font-weight-asian="normal" style:font-style-complex="italic" style:font-weight-complex="normal"/>
    </style:style>
    <style:style style:name="T16" style:family="text">
      <style:text-properties fo:language="es" fo:country="ES" fo:font-weight="bold" officeooo:rsid="000c7d0e" style:font-size-asian="10.5pt" style:font-weight-asian="bold" style:font-size-complex="12pt" style:font-weight-complex="bold"/>
    </style:style>
    <style:style style:name="T17" style:family="text">
      <style:text-properties fo:language="es" fo:country="ES" fo:font-weight="bold" officeooo:rsid="001dff89" style:font-size-asian="10.5pt" style:font-weight-asian="bold" style:font-size-complex="12pt" style:font-weight-complex="bold"/>
    </style:style>
    <style:style style:name="T18" style:family="text">
      <style:text-properties fo:language="es" fo:country="ES" fo:font-weight="bold" officeooo:rsid="000c7d0e" style:font-weight-asian="bold" style:font-weight-complex="bold"/>
    </style:style>
    <style:style style:name="T19" style:family="text">
      <style:text-properties fo:language="es" fo:country="ES" fo:font-weight="bold" officeooo:rsid="001dff89" style:font-weight-asian="bold" style:font-weight-complex="bold"/>
    </style:style>
    <style:style style:name="T20" style:family="text">
      <style:text-properties fo:language="es" fo:country="ES" fo:font-weight="bold" officeooo:rsid="001ac670" style:font-weight-asian="bold" style:font-weight-complex="bold"/>
    </style:style>
    <style:style style:name="T21" style:family="text">
      <style:text-properties fo:language="es" fo:country="ES" officeooo:rsid="000c7d0e" style:font-size-asian="10.5pt" style:font-weight-asian="normal" style:font-size-complex="12pt" style:font-weight-complex="normal"/>
    </style:style>
    <style:style style:name="T22" style:family="text">
      <style:text-properties fo:language="es" fo:country="ES" officeooo:rsid="00194874" style:font-size-asian="10.5pt" style:font-weight-asian="normal" style:font-size-complex="12pt" style:font-weight-complex="normal"/>
    </style:style>
    <style:style style:name="T23" style:family="text">
      <style:text-properties fo:language="es" fo:country="ES" officeooo:rsid="000c7d0e" style:font-weight-asian="normal" style:font-weight-complex="normal"/>
    </style:style>
    <style:style style:name="T24" style:family="text">
      <style:text-properties fo:language="es" fo:country="ES" officeooo:rsid="00194874" style:font-weight-asian="normal" style:font-weight-complex="normal"/>
    </style:style>
    <style:style style:name="T25" style:family="text">
      <style:text-properties officeooo:rsid="0011cefa"/>
    </style:style>
    <style:style style:name="T26" style:family="text">
      <style:text-properties officeooo:rsid="0012724a"/>
    </style:style>
    <style:style style:name="T27" style:family="text">
      <style:text-properties officeooo:rsid="001380fa"/>
    </style:style>
    <style:style style:name="T28" style:family="text">
      <style:text-properties officeooo:rsid="0015e344"/>
    </style:style>
    <style:style style:name="T29" style:family="text">
      <style:text-properties officeooo:rsid="0016d990"/>
    </style:style>
    <style:style style:name="T30" style:family="text">
      <style:text-properties officeooo:rsid="00194874"/>
    </style:style>
    <style:style style:name="T31" style:family="text">
      <style:text-properties style:text-line-through-style="solid" style:text-line-through-type="single" officeooo:rsid="0019971d"/>
    </style:style>
    <style:style style:name="T32" style:family="text">
      <style:text-properties style:text-line-through-style="none" style:text-line-through-type="none" officeooo:rsid="0019971d"/>
    </style:style>
    <style:style style:name="T33" style:family="text">
      <style:text-properties fo:color="#ce9178"/>
    </style:style>
    <style:style style:name="T34" style:family="text">
      <style:text-properties fo:color="#ce9178" style:font-name="Droid Sans Mono" fo:font-size="10.5pt" officeooo:rsid="001dff89" fo:background-color="#1e1e1e" loext:char-shading-value="0" style:font-weight-asian="normal" style:font-weight-complex="normal"/>
    </style:style>
    <style:style style:name="T35" style:family="text">
      <style:text-properties fo:color="#ce9178" style:font-name="Droid Sans Mono" fo:font-size="10.5pt" officeooo:rsid="001dff89" fo:background-color="transparent" loext:char-shading-value="0" style:font-weight-asian="normal" style:font-weight-complex="normal"/>
    </style:style>
    <style:style style:name="T36" style:family="text">
      <style:text-properties fo:color="#ce9178" style:font-name="Droid Sans Mono" fo:font-size="10.5pt" officeooo:rsid="001dff89" fo:background-color="transparent" loext:char-shading-value="0" style:font-weight-asian="normal" style:font-weight-complex="normal"/>
    </style:style>
    <style:style style:name="T37" style:family="text">
      <style:text-properties fo:color="#ce9178" fo:font-weight="bold" officeooo:rsid="00201a14" style:font-weight-asian="bold" style:font-weight-complex="bold"/>
    </style:style>
    <style:style style:name="T38" style:family="text">
      <style:text-properties fo:color="#111111" style:font-name="Droid Sans Mono" fo:font-size="10.5pt" fo:background-color="transparent" loext:char-shading-value="0"/>
    </style:style>
    <style:style style:name="T39" style:family="text">
      <style:text-properties fo:color="#111111" style:font-name="Droid Sans Mono" fo:font-size="10.5pt" officeooo:rsid="001dff89" fo:background-color="transparent" loext:char-shading-value="0" style:font-weight-asian="normal" style:font-weight-complex="normal"/>
    </style:style>
    <style:style style:name="T40" style:family="text">
      <style:text-properties fo:color="#111111" fo:font-size="10.5pt" fo:background-color="transparent" loext:char-shading-value="0"/>
    </style:style>
    <style:style style:name="T41" style:family="text">
      <style:text-properties fo:color="#111111" fo:font-size="10.5pt" officeooo:rsid="001dff89" fo:background-color="transparent" loext:char-shading-value="0" style:font-weight-asian="normal" style:font-weight-complex="normal"/>
    </style:style>
    <style:style style:name="T42" style:family="text">
      <style:text-properties fo:color="#111111" fo:background-color="transparent" loext:char-shading-value="0"/>
    </style:style>
    <style:style style:name="T43" style:family="text">
      <style:text-properties fo:color="#111111" officeooo:rsid="001dff89" fo:background-color="transparent" loext:char-shading-value="0" style:font-weight-asian="normal" style:font-weight-complex="normal"/>
    </style:style>
    <style:style style:name="T44" style:family="text">
      <style:text-properties fo:color="#111111" fo:background-color="transparent" loext:char-shading-value="0" style:font-weight-asian="normal" style:font-weight-complex="normal"/>
    </style:style>
    <style:style style:name="T45" style:family="text">
      <style:text-properties fo:color="#111111" officeooo:rsid="001dff89" fo:background-color="transparent" loext:char-shading-value="0"/>
    </style:style>
    <style:style style:name="T46" style:family="text">
      <style:text-properties fo:color="#111111" fo:font-style="normal" fo:background-color="transparent" loext:char-shading-value="0" style:font-style-asian="normal" style:font-weight-asian="normal" style:font-style-complex="normal" style:font-weight-complex="normal"/>
    </style:style>
    <style:style style:name="T47" style:family="text">
      <style:text-properties fo:color="#5499c7"/>
    </style:style>
    <style:style style:name="T48" style:family="text">
      <style:text-properties fo:color="#5499c7" style:font-name="Droid Sans Mono" fo:font-size="10.5pt" fo:background-color="transparent" loext:char-shading-value="0"/>
    </style:style>
    <style:style style:name="T49" style:family="text">
      <style:text-properties fo:color="#5499c7" fo:font-size="10.5pt" fo:background-color="transparent" loext:char-shading-value="0"/>
    </style:style>
    <style:style style:name="T50" style:family="text">
      <style:text-properties fo:color="#5499c7" fo:background-color="transparent" loext:char-shading-value="0"/>
    </style:style>
    <style:style style:name="T51" style:family="text">
      <style:text-properties fo:color="#154360" style:font-name="Droid Sans Mono" fo:font-size="10.5pt" fo:background-color="transparent" loext:char-shading-value="0"/>
    </style:style>
    <style:style style:name="T52" style:family="text">
      <style:text-properties fo:color="#154360" fo:font-size="10.5pt" fo:background-color="transparent" loext:char-shading-value="0"/>
    </style:style>
    <style:style style:name="T53" style:family="text">
      <style:text-properties fo:color="#154360" fo:background-color="transparent" loext:char-shading-value="0"/>
    </style:style>
    <style:style style:name="T54" style:family="text">
      <style:text-properties officeooo:rsid="001ac670"/>
    </style:style>
    <style:style style:name="T55" style:family="text">
      <style:text-properties fo:color="#9cdcfe"/>
    </style:style>
    <style:style style:name="T56" style:family="text">
      <style:text-properties fo:color="#9cdcfe" fo:font-weight="bold" officeooo:rsid="00201a14" style:font-weight-asian="bold" style:font-weight-complex="bold"/>
    </style:style>
    <style:style style:name="T57" style:family="text">
      <style:text-properties fo:color="#9cdcfe" style:font-name="Droid Sans Mono" fo:font-size="10.5pt" officeooo:rsid="001dff89" fo:background-color="#1e1e1e" loext:char-shading-value="0" style:font-weight-asian="normal" style:font-weight-complex="normal"/>
    </style:style>
    <style:style style:name="T58" style:family="text">
      <style:text-properties fo:color="#9cdcfe" style:font-name="Droid Sans Mono" fo:font-size="10.5pt" officeooo:rsid="001dff89" fo:background-color="transparent" loext:char-shading-value="0" style:font-weight-asian="normal" style:font-weight-complex="normal"/>
    </style:style>
    <style:style style:name="T59" style:family="text">
      <style:text-properties fo:color="#9cdcfe" style:font-name="Droid Sans Mono" fo:font-size="10.5pt" officeooo:rsid="001dff89" fo:background-color="transparent" loext:char-shading-value="0" style:font-weight-asian="normal" style:font-weight-complex="normal"/>
    </style:style>
    <style:style style:name="T60" style:family="text">
      <style:text-properties fo:color="#d4d4d4" style:font-name="Droid Sans Mono" fo:font-size="10.5pt" officeooo:rsid="001dff89" fo:background-color="#1e1e1e" loext:char-shading-value="0" style:font-weight-asian="normal" style:font-weight-complex="normal"/>
    </style:style>
    <style:style style:name="T61" style:family="text">
      <style:text-properties fo:color="#d4d4d4" style:font-name="Droid Sans Mono" fo:font-size="10.5pt" officeooo:rsid="001dff89" fo:background-color="transparent" loext:char-shading-value="0" style:font-weight-asian="normal" style:font-weight-complex="normal"/>
    </style:style>
    <style:style style:name="T62" style:family="text">
      <style:text-properties fo:color="#d4d4d4" style:font-name="Droid Sans Mono" fo:font-size="10.5pt" officeooo:rsid="001dff89" fo:background-color="transparent" loext:char-shading-value="0" style:font-weight-asian="normal" style:font-weight-complex="normal"/>
    </style:style>
    <style:style style:name="T63" style:family="text">
      <style:text-properties fo:color="#22638c"/>
    </style:style>
    <style:style style:name="T64" style:family="text">
      <style:text-properties officeooo:rsid="001dff89"/>
    </style:style>
    <style:style style:name="T65" style:family="text">
      <style:text-properties officeooo:rsid="001e9322"/>
    </style:style>
    <style:style style:name="T66" style:family="text">
      <style:text-properties officeooo:rsid="00201a14"/>
    </style:style>
    <style:style style:name="T67" style:family="text">
      <style:text-properties officeooo:rsid="0020fd02"/>
    </style:style>
    <style:style style:name="T68" style:family="text">
      <style:text-properties officeooo:rsid="00217f25"/>
    </style:style>
    <style:style style:name="T69" style:family="text">
      <style:text-properties officeooo:rsid="002325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A DE ESTILO<text:span text:style-name="T25">S – FunkoShop</text:span></text:p>
      <text:p text:style-name="P1"/>
      <text:p text:style-name="P22">Tipografia g<text:span text:style-name="T69">lobal</text:span> <text:span text:style-name="T69">utilizada</text:span>: </text:p>
      <text:p text:style-name="P8"><text:tab/><text:span text:style-name="T4">Fuente de la letra:</text:span> <text:span text:style-name="T3">sans-serif</text:span></text:p>
      <text:p text:style-name="P9"><text:tab/><text:span text:style-name="T5">Tamaño fuente:</text:span><text:span text:style-name="T1"> 20px;</text:span></text:p>
      <text:p text:style-name="P9"><text:tab/><text:span text:style-name="T7">Color:</text:span><text:span text:style-name="T29"> #000</text:span></text:p>
      <text:p text:style-name="P9"><text:tab/><text:span text:style-name="T11">Fondo: </text:span><text:span text:style-name="T67">#FFF;</text:span></text:p>
      <text:p text:style-name="P9"/>
      <text:p text:style-name="P16">Usos para h<text:span text:style-name="T28">2</text:span>-3 <text:span text:style-name="T68">dentro de las páginas del proyecto</text:span>:</text:p>
      <text:p text:style-name="P10">h2: <text:span text:style-name="T27">login, </text:span>t<text:span text:style-name="T27">í</text:span>tulos del index,<text:span text:style-name="T2"> categorías, producto, registro y contacto</text:span> </text:p>
      <text:p text:style-name="P10">h3: <text:span text:style-name="T2">titulos nombre del articulo, nombre de las categorias y nombre de los productos</text:span></text:p>
      <text:p text:style-name="P9"/>
      <text:p text:style-name="P6"><text:span text:style-name="T3">Header</text:span>: </text:p>
      <text:p text:style-name="P18"><text:span text:style-name="T14"><text:tab/></text:span><text:span text:style-name="T15">Color fondo: </text:span><text:span text:style-name="T50">#5499c7</text:span></text:p>
      <text:p text:style-name="P11"><text:tab/><text:span text:style-name="T4">logo:</text:span></text:p>
      <text:p text:style-name="P11"><text:span text:style-name="T4"><text:tab/><text:tab/></text:span>-<text:span text:style-name="T26">Dimensiones: 150px de anchura y altura automática</text:span></text:p>
      <text:p text:style-name="P11"><text:tab/><text:span text:style-name="T4">navbar</text:span><text:span text:style-name="T6">(menú)</text:span><text:span text:style-name="T4">:</text:span></text:p>
      <text:p text:style-name="P19"><text:span text:style-name="T18"><text:tab/><text:tab/></text:span><text:span text:style-name="T23">-</text:span><text:span text:style-name="T24">Color fondo: </text:span><text:span text:style-name="T53">#154360</text:span><text:span text:style-name="T42">;</text:span></text:p>
      <text:p text:style-name="P11"><text:tab/><text:tab/>-<text:span text:style-name="T30">Color fuente: #FFF</text:span></text:p>
      <text:p text:style-name="P11"><text:tab/><text:tab/>-<text:span text:style-name="T30">Color enlaces: #FFF (T</text:span><text:span text:style-name="T32">ext</text:span><text:span text:style-name="T31">-</text:span><text:span text:style-name="T32">decoration:none)</text:span></text:p>
      <text:p text:style-name="P11"/>
      <text:p text:style-name="P7">Main:</text:p>
      <text:p text:style-name="P12"><text:tab/><text:span text:style-name="T8">h2:</text:span></text:p>
      <text:p text:style-name="P2"><text:span text:style-name="T8"><text:tab/><text:tab/></text:span><text:span text:style-name="T54">text-align: center;</text:span></text:p>
      <text:p text:style-name="P3"><text:tab/><text:tab/>background-color: <text:span text:style-name="T47">#5499c7</text:span>;</text:p>
      <text:p text:style-name="P3"><text:tab/><text:tab/>color: <text:span text:style-name="T65">#FFF</text:span>;</text:p>
      <text:p text:style-name="P3"><text:tab/><text:tab/>border: 2px solid <text:span text:style-name="T63">#22638c</text:span>;</text:p>
      <text:p text:style-name="P3"><text:tab/><text:tab/>font-weight: bold;</text:p>
      <text:p text:style-name="P20"><text:span text:style-name="T20"><text:tab/></text:span></text:p>
      <text:p text:style-name="P21"><text:span text:style-name="T43">A</text:span><text:span text:style-name="T44">side:</text:span><text:span text:style-name="T46"><text:tab/></text:span></text:p>
      <text:p text:style-name="P13"><text:span text:style-name="T9"><text:tab/>h3: </text:span></text:p>
      <text:p text:style-name="P13"><text:span text:style-name="T9"><text:tab/><text:tab/></text:span><text:span text:style-name="T64">margin: 5px;</text:span></text:p>
      <text:p text:style-name="P13"><text:span text:style-name="T9"><text:tab/><text:tab/></text:span><text:span text:style-name="T45">font-weight: bold;</text:span></text:p>
      <text:p text:style-name="P7">Footer:</text:p>
      <text:p text:style-name="P17"><text:tab/><text:span text:style-name="T10">párrafo:</text:span></text:p>
      <text:p text:style-name="P4"><text:span text:style-name="T66"><text:tab/><text:tab/>font-weight: bold;</text:span></text:p>
      <text:p text:style-name="P5"><text:tab/><text:tab/>font-style: oblique;</text:p>
      <text:p text:style-name="P5"><text:tab/><text:tab/>text-align: justify;</text:p>
      <text:p text:style-name="P17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8:12:21.511258180</meta:creation-date>
    <dc:date>2020-02-25T17:12:48.754601473</dc:date>
    <meta:editing-duration>PT2H30M49S</meta:editing-duration>
    <meta:editing-cycles>27</meta:editing-cycles>
    <meta:generator>LibreOffice/6.0.7.3$Linux_X86_64 LibreOffice_project/00m0$Build-3</meta:generator>
    <meta:document-statistic meta:table-count="0" meta:image-count="0" meta:object-count="0" meta:page-count="1" meta:paragraph-count="34" meta:word-count="103" meta:character-count="776" meta:non-whitespace-character-count="661"/>
  </office:meta>
</office:document-meta>
</file>